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160ed9"/>
    </style:style>
    <style:style style:name="P2" style:family="paragraph" style:parent-style-name="Text_20_body">
      <style:paragraph-properties fo:text-align="start" style:justify-single-word="false"/>
      <style:text-properties fo:font-size="14pt" officeooo:paragraph-rsid="00160ed9" style:font-size-asian="14pt" style:font-size-complex="14pt"/>
    </style:style>
    <style:style style:name="P3" style:family="paragraph" style:parent-style-name="Text_20_body">
      <style:paragraph-properties fo:text-align="start" style:justify-single-word="false"/>
      <style:text-properties fo:font-size="14pt" officeooo:paragraph-rsid="001803ea" style:font-size-asian="14pt" style:font-size-complex="14pt"/>
    </style:style>
    <style:style style:name="P4" style:family="paragraph" style:parent-style-name="Text_20_body">
      <style:paragraph-properties fo:text-align="start" style:justify-single-word="false"/>
      <style:text-properties fo:font-size="18pt" officeooo:paragraph-rsid="001d1188" style:font-size-asian="18pt" style:font-size-complex="18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1188" style:font-weight-asian="bold" style:font-weight-complex="bold"/>
    </style:style>
    <style:style style:name="T4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5" style:family="text">
      <style:text-properties fo:font-size="18pt" style:text-underline-style="solid" style:text-underline-width="auto" style:text-underline-color="font-color" fo:font-weight="bold" officeooo:rsid="0011db74" style:font-size-asian="18pt" style:font-weight-asian="bold" style:font-size-complex="18pt" style:font-weight-complex="bold"/>
    </style:style>
    <style:style style:name="T6" style:family="text">
      <style:text-properties fo:font-size="18pt" style:text-underline-style="solid" style:text-underline-width="auto" style:text-underline-color="font-color" fo:font-weight="bold" officeooo:rsid="001803ea" style:font-size-asian="18pt" style:font-weight-asian="bold" style:font-size-complex="18pt" style:font-weight-complex="bold"/>
    </style:style>
    <style:style style:name="T7" style:family="text">
      <style:text-properties fo:font-size="18pt" style:text-underline-style="solid" style:text-underline-width="auto" style:text-underline-color="font-color" fo:font-weight="bold" officeooo:rsid="00181917" style:font-size-asian="18pt" style:font-weight-asian="bold" style:font-size-complex="18pt" style:font-weight-complex="bold"/>
    </style:style>
    <style:style style:name="T8" style:family="text">
      <style:text-properties fo:font-size="18pt" style:text-underline-style="solid" style:text-underline-width="auto" style:text-underline-color="font-color" fo:font-weight="bold" officeooo:rsid="0019571e" style:font-size-asian="18pt" style:font-weight-asian="bold" style:font-size-complex="18pt" style:font-weight-complex="bold"/>
    </style:style>
    <style:style style:name="T9" style:family="text">
      <style:text-properties fo:font-size="18pt" style:text-underline-style="solid" style:text-underline-width="auto" style:text-underline-color="font-color" fo:font-weight="bold" officeooo:rsid="001af138" style:font-size-asian="18pt" style:font-weight-asian="bold" style:font-size-complex="18pt" style:font-weight-complex="bold"/>
    </style:style>
    <style:style style:name="T10" style:family="text">
      <style:text-properties fo:font-size="18pt" style:text-underline-style="solid" style:text-underline-width="auto" style:text-underline-color="font-color" fo:font-weight="bold" officeooo:rsid="001b6f52" style:font-size-asian="18pt" style:font-weight-asian="bold" style:font-size-complex="18pt" style:font-weight-complex="bold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1803ea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181917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19571e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1af138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1b6f52" style:font-size-asian="12pt" style:font-weight-asian="bold" style:font-size-complex="12pt" style:font-weight-complex="bold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20" style:family="text">
      <style:text-properties fo:font-size="32pt" style:text-underline-style="solid" style:text-underline-width="auto" style:text-underline-color="font-color" officeooo:rsid="001b6f52" style:font-size-asian="32pt" style:font-size-complex="32pt"/>
    </style:style>
    <style:style style:name="T21" style:family="text">
      <style:text-properties fo:font-size="24pt" fo:font-weight="bold" style:font-size-asian="24pt" style:font-weight-asian="bold" style:font-size-complex="24pt" style:font-weight-complex="bold"/>
    </style:style>
    <style:style style:name="T22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3" style:family="text">
      <style:text-properties style:text-underline-style="non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number_and_name7"/><text:span text:style-name="T19">Write-</text:span><text:span text:style-name="T20">I</text:span><text:span text:style-name="T19">n Candidate</text:span><text:span text:style-name="T18">.</text:span><text:line-break/><text:span text:style-name="T4">Texas Election Code</text:span><text:span text:style-name="T11">, </text:span><text:span text:style-name="T5">Title 11, </text:span><text:bookmark text:name="number_and_name"/><text:span text:style-name="T4">Sec</text:span><text:span text:style-name="T5">tion</text:span><text:span text:style-name="T4"> 19</text:span><text:span text:style-name="T6">2</text:span><text:span text:style-name="T4">.0</text:span><text:span text:style-name="T7">3</text:span><text:span text:style-name="T10">6</text:span><text:span text:style-name="T11">. </text:span><text:span text:style-name="T12">https://texas.public.law/statutes/tex._election_code_section_19</text:span><text:span text:style-name="T13">2</text:span><text:span text:style-name="T12">.0</text:span><text:span text:style-name="T14">3</text:span><text:span text:style-name="T17">6</text:span></text:h>
      <text:p text:style-name="P3"><text:line-break/></text:p>
      <text:p text:style-name="P4"><text:span text:style-name="T2">(a)<text:tab/>With respect to a write-in candidacy for the office of president of the United States, this section supersedes Subchapter B, Chapter 146 (Write-in Candidate), to the extent of any conflict.<text:line-break/><text:line-break/>(b)<text:tab/></text:span><text:span text:style-name="T1">A declaration of write-in candidacy</text:span><text:span text:style-name="T2"> for president </text:span><text:span text:style-name="T1">must satisfy the requirements</text:span><text:span text:style-name="T2"> prescribed by Section 192.032 </text:span><text:span text:style-name="T3">(b)</text:span><text:span text:style-name="T2"> for an independent presidential candidate’s application for a place on the ballot, </text:span><text:span text:style-name="T1">except that</text:span><text:span text:style-name="T2"> </text:span><text:span text:style-name="T1">a petition is not required</text:span><text:span text:style-name="T2">.</text:span></text:p>
      <text:p text:style-name="P4"><text:span text:style-name="T2"><text:line-break/>(c)<text:tab/>The </text:span><text:span text:style-name="T23">certification for placement on </text:span><text:span text:style-name="T1">the list of write-in candidates</text:span><text:span text:style-name="T2"> </text:span><text:span text:style-name="T23">must include the names of both the presidential candidate and the vice-presidential candidate</text:span><text:span text:style-name="T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arles Stewart</meta:initial-creator>
    <meta:creation-date>2021-12-20T03:38:59.052390627</meta:creation-date>
    <dc:date>2021-12-22T23:25:01.151229341</dc:date>
    <dc:creator>Charles Stewart</dc:creator>
    <meta:editing-duration>PT44M46S</meta:editing-duration>
    <meta:editing-cycles>9</meta:editing-cycles>
    <meta:generator>LibreOffice/7.2.4.1$Linux_X86_64 LibreOffice_project/27d75539669ac387bb498e35313b970b7fe9c4f9</meta:generator>
    <meta:printed-by>Charles Stewart</meta:printed-by>
    <meta:print-date>2021-12-22T23:03:56.690484026</meta:print-date>
    <meta:document-statistic meta:table-count="0" meta:image-count="0" meta:object-count="0" meta:page-count="1" meta:paragraph-count="4" meta:word-count="101" meta:character-count="738" meta:non-whitespace-character-count="637"/>
  </office:meta>
</office:document-meta>
</file>